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24734" officeooo:paragraph-rsid="00024734" style:font-size-asian="16pt" style:font-size-complex="16pt"/>
    </style:style>
    <style:style style:name="P2" style:family="paragraph" style:parent-style-name="Standard">
      <style:paragraph-properties fo:text-align="start" style:justify-single-word="false"/>
      <style:text-properties fo:font-size="12pt" officeooo:rsid="00024734" officeooo:paragraph-rsid="00024734" style:font-size-asian="10.5pt" style:font-size-complex="12pt"/>
    </style:style>
    <style:style style:name="P3" style:family="paragraph" style:parent-style-name="Standard">
      <style:paragraph-properties fo:text-align="start" style:justify-single-word="false"/>
      <style:text-properties fo:font-size="12pt" officeooo:rsid="000351f2" officeooo:paragraph-rsid="000351f2" style:font-size-asian="10.5pt" style:font-size-complex="12pt"/>
    </style:style>
    <style:style style:name="P4" style:family="paragraph" style:parent-style-name="Standard">
      <style:paragraph-properties fo:text-align="start" style:justify-single-word="false"/>
      <style:text-properties fo:font-size="12pt" officeooo:rsid="0004937b" officeooo:paragraph-rsid="0004937b" style:font-size-asian="10.5pt" style:font-size-complex="12pt"/>
    </style:style>
    <style:style style:name="P5" style:family="paragraph" style:parent-style-name="Standard">
      <style:paragraph-properties fo:text-align="start" style:justify-single-word="false"/>
      <style:text-properties fo:font-size="12pt" officeooo:rsid="00058bd4" officeooo:paragraph-rsid="00058bd4" style:font-size-asian="10.5pt" style:font-size-complex="12pt"/>
    </style:style>
    <style:style style:name="P6" style:family="paragraph" style:parent-style-name="Standard">
      <style:paragraph-properties fo:text-align="start" style:justify-single-word="false"/>
      <style:text-properties fo:font-size="12pt" officeooo:rsid="0006d3cf" officeooo:paragraph-rsid="0006d3cf" style:font-size-asian="10.5pt" style:font-size-complex="12pt"/>
    </style:style>
    <style:style style:name="P7" style:family="paragraph" style:parent-style-name="Standard">
      <style:paragraph-properties fo:text-align="start" style:justify-single-word="false"/>
      <style:text-properties fo:font-size="12pt" officeooo:rsid="00081bff" officeooo:paragraph-rsid="00081bff" style:font-size-asian="10.5pt" style:font-size-complex="12pt"/>
    </style:style>
    <style:style style:name="P8" style:family="paragraph" style:parent-style-name="Standard">
      <style:paragraph-properties fo:text-align="start" style:justify-single-word="false"/>
      <style:text-properties fo:font-size="12pt" officeooo:rsid="00094b62" officeooo:paragraph-rsid="00094b62" style:font-size-asian="10.5pt" style:font-size-complex="12pt"/>
    </style:style>
    <style:style style:name="T1" style:family="text">
      <style:text-properties officeooo:rsid="0006d3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ption d’un filtre passe bande en technologie Microsrip</text:p>
      <text:p text:style-name="P1"/>
      <text:p text:style-name="P1"/>
      <text:p text:style-name="P1"/>
      <text:p text:style-name="P2">Un passe bande Microstrip est tout simplement 2 circuits parallèles-série résonnants.<text:line-break/>Le but est de ne laisser passer qu’une fréquence bien précise.</text:p>
      <text:p text:style-name="P2">Pour cela, nous allons profiter des avantages des lignes de transmission. Pour réaliser une capacité parallèle, l’impédance caractéristique de la capacité doit être plus petite que celle des 2 terminaisons. (classiquement la ligne 50 Ohms et un CO). </text:p>
      <text:p text:style-name="P3">La longueur d’une TL pour obtenir un comportement capacitif varie selon la fréquence, et la terminaison. Dans le cas d’une terminaison CO, il faut une TL de longueur lambda/8.</text:p>
      <text:p text:style-name="P4">Ici, avec les paramètres du substrat et du PCB retenus, <text:span text:style-name="T1">l=</text:span> lambda/8 = 9.25 mm.</text:p>
      <text:p text:style-name="P4"/>
      <text:p text:style-name="P5">A quoi connecter cette TL ? Il nous faut un CO. La seule solution est d y connecter (le + près possible) une bobine <text:s/>de forte indutance.En effet, une inductance élevée provoque une forte impédance et donc un CO.</text:p>
      <text:p text:style-name="P5"/>
      <text:p text:style-name="P6">Pour la TL de comportement inductif, on souhaite la terminer par un CC. Quand terminée par un CC, le comportement inductif est atteint pour l=lambda/8. </text:p>
      <text:p text:style-name="P6"/>
      <text:p text:style-name="P6">A quoi connecter cette TL ? Il nous faut un CC. La seule solution est d y connecter (le + près possible) un condensateur de forte capacitance. En effet, une capacitance élevée provoque une impédance faible, et donc un CC.</text:p>
      <text:p text:style-name="P6"/>
      <text:p text:style-name="P7">Ci dessous les résultats de la simulation, ainsi que le circuit.</text:p>
      <text:p text:style-name="P7">Egalement, une photo du PCB , ainsi que sa vue 3D.</text:p>
      <text:p text:style-name="P8">Note : pour le PCB, il faut faire très attention aux différentes connections de masse. Pour les bobines et les condensateurs, il faut faire plusieurs vias, et mettre ces vias le plus près possible afin de limiter les inductances para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11:15:28.169690258</meta:creation-date>
    <dc:date>2019-07-08T11:26:22.769524622</dc:date>
    <meta:editing-duration>PT10M52S</meta:editing-duration>
    <meta:editing-cycles>7</meta:editing-cycles>
    <meta:generator>LibreOffice/6.0.7.3$Linux_X86_64 LibreOffice_project/00m0$Build-3</meta:generator>
    <meta:document-statistic meta:table-count="0" meta:image-count="0" meta:object-count="0" meta:page-count="1" meta:paragraph-count="11" meta:word-count="278" meta:character-count="1647" meta:non-whitespace-character-count="1377"/>
  </office:meta>
</office:document-meta>
</file>